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10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10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1864" table:style-name="ce13">
            <text:p>231,864</text:p>
          </table:table-cell>
          <table:table-cell office:value-type="float" office:value="112109" table:style-name="ce13">
            <text:p>112,109</text:p>
          </table:table-cell>
          <table:table-cell office:value-type="float" office:value="2372" table:style-name="ce13">
            <text:p>2,372</text:p>
          </table:table-cell>
          <table:table-cell office:value-type="float" office:value="1142" table:style-name="ce13">
            <text:p>1,142</text:p>
          </table:table-cell>
          <table:table-cell office:value-type="float" office:value="165375" table:style-name="ce13">
            <text:p>165,375</text:p>
          </table:table-cell>
          <table:table-cell office:value-type="float" office:value="98299" table:style-name="ce13">
            <text:p>98,299</text:p>
          </table:table-cell>
          <table:table-cell office:value-type="float" office:value="654670" table:style-name="ce13">
            <text:p>654,670</text:p>
          </table:table-cell>
          <table:table-cell office:value-type="float" office:value="599" table:style-name="ce13">
            <text:p>599</text:p>
          </table:table-cell>
          <table:table-cell office:value-type="float" office:value="0.08" table:style-name="ce14">
            <text:p>0.08</text:p>
          </table:table-cell>
          <table:table-cell office:value-type="float" office:value="0.03" table:style-name="ce14">
            <text:p>0.03</text:p>
          </table:table-cell>
          <table:table-cell office:value-type="float" office:value="1599.86" table:style-name="ce14">
            <text:p>1,599.86</text:p>
          </table:table-cell>
          <table:table-cell office:value-type="float" office:value="392" table:style-name="ce13">
            <text:p>392</text:p>
          </table:table-cell>
          <table:table-cell office:value-type="float" office:value="5608" table:style-name="ce13">
            <text:p>5,6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8945" table:style-name="ce13">
            <text:p>348,945</text:p>
          </table:table-cell>
          <table:table-cell office:value-type="float" office:value="139480" table:style-name="ce13">
            <text:p>139,480</text:p>
          </table:table-cell>
          <table:table-cell office:value-type="float" office:value="5977" table:style-name="ce13">
            <text:p>5,977</text:p>
          </table:table-cell>
          <table:table-cell office:value-type="float" office:value="1780" table:style-name="ce13">
            <text:p>1,780</text:p>
          </table:table-cell>
          <table:table-cell office:value-type="float" office:value="355985" table:style-name="ce13">
            <text:p>355,985</text:p>
          </table:table-cell>
          <table:table-cell office:value-type="float" office:value="99373" table:style-name="ce13">
            <text:p>99,373</text:p>
          </table:table-cell>
          <table:table-cell office:value-type="float" office:value="740085" table:style-name="ce13">
            <text:p>740,085</text:p>
          </table:table-cell>
          <table:table-cell office:value-type="float" office:value="552" table:style-name="ce13">
            <text:p>552</text:p>
          </table:table-cell>
          <table:table-cell office:value-type="float" office:value="0.21" table:style-name="ce14">
            <text:p>0.21</text:p>
          </table:table-cell>
          <table:table-cell office:value-type="float" office:value="0.15" table:style-name="ce14">
            <text:p>0.15</text:p>
          </table:table-cell>
          <table:table-cell office:value-type="float" office:value="1316.82" table:style-name="ce14">
            <text:p>1,316.82</text:p>
          </table:table-cell>
          <table:table-cell office:value-type="float" office:value="1972" table:style-name="ce13">
            <text:p>1,972</text:p>
          </table:table-cell>
          <table:table-cell office:value-type="float" office:value="18138" table:style-name="ce13">
            <text:p>18,13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28790" table:style-name="ce13">
            <text:p>628,790</text:p>
          </table:table-cell>
          <table:table-cell office:value-type="float" office:value="368336" table:style-name="ce13">
            <text:p>368,336</text:p>
          </table:table-cell>
          <table:table-cell office:value-type="float" office:value="10577" table:style-name="ce13">
            <text:p>10,577</text:p>
          </table:table-cell>
          <table:table-cell office:value-type="float" office:value="5515" table:style-name="ce13">
            <text:p>5,515</text:p>
          </table:table-cell>
          <table:table-cell office:value-type="float" office:value="767577" table:style-name="ce13">
            <text:p>767,577</text:p>
          </table:table-cell>
          <table:table-cell office:value-type="float" office:value="1106043" table:style-name="ce13">
            <text:p>1,106,043</text:p>
          </table:table-cell>
          <table:table-cell office:value-type="float" office:value="2955493" table:style-name="ce13">
            <text:p>2,955,493</text:p>
          </table:table-cell>
          <table:table-cell office:value-type="float" office:value="1626" table:style-name="ce13">
            <text:p>1,626</text:p>
          </table:table-cell>
          <table:table-cell office:value-type="float" office:value="0.22" table:style-name="ce14">
            <text:p>0.22</text:p>
          </table:table-cell>
          <table:table-cell office:value-type="float" office:value="0.19" table:style-name="ce14">
            <text:p>0.19</text:p>
          </table:table-cell>
          <table:table-cell office:value-type="float" office:value="439.08" table:style-name="ce14">
            <text:p>439.08</text:p>
          </table:table-cell>
          <table:table-cell office:value-type="float" office:value="0" table:style-name="ce13">
            <text:p>0</text:p>
          </table:table-cell>
          <table:table-cell office:value-type="float" office:value="42548" table:style-name="ce13">
            <text:p>42,54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00364" table:style-name="ce13">
            <text:p>1,400,364</text:p>
          </table:table-cell>
          <table:table-cell office:value-type="float" office:value="834784" table:style-name="ce13">
            <text:p>834,784</text:p>
          </table:table-cell>
          <table:table-cell office:value-type="float" office:value="16383" table:style-name="ce13">
            <text:p>16,383</text:p>
          </table:table-cell>
          <table:table-cell office:value-type="float" office:value="10584" table:style-name="ce13">
            <text:p>10,584</text:p>
          </table:table-cell>
          <table:table-cell office:value-type="float" office:value="1453427" table:style-name="ce13">
            <text:p>1,453,427</text:p>
          </table:table-cell>
          <table:table-cell office:value-type="float" office:value="2128081" table:style-name="ce13">
            <text:p>2,128,081</text:p>
          </table:table-cell>
          <table:table-cell office:value-type="float" office:value="4822291" table:style-name="ce13">
            <text:p>4,822,291</text:p>
          </table:table-cell>
          <table:table-cell office:value-type="float" office:value="7124" table:style-name="ce13">
            <text:p>7,124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2359.85" table:style-name="ce14">
            <text:p>2,359.85</text:p>
          </table:table-cell>
          <table:table-cell office:value-type="float" office:value="4879" table:style-name="ce13">
            <text:p>4,879</text:p>
          </table:table-cell>
          <table:table-cell office:value-type="float" office:value="53338" table:style-name="ce13">
            <text:p>53,33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8780" table:style-name="ce13">
            <text:p>1,038,780</text:p>
          </table:table-cell>
          <table:table-cell office:value-type="float" office:value="777920" table:style-name="ce13">
            <text:p>777,920</text:p>
          </table:table-cell>
          <table:table-cell office:value-type="float" office:value="11542" table:style-name="ce13">
            <text:p>11,542</text:p>
          </table:table-cell>
          <table:table-cell office:value-type="float" office:value="7482" table:style-name="ce13">
            <text:p>7,482</text:p>
          </table:table-cell>
          <table:table-cell office:value-type="float" office:value="985303" table:style-name="ce13">
            <text:p>985,303</text:p>
          </table:table-cell>
          <table:table-cell office:value-type="float" office:value="3527629" table:style-name="ce13">
            <text:p>3,527,629</text:p>
          </table:table-cell>
          <table:table-cell office:value-type="float" office:value="4150235" table:style-name="ce13">
            <text:p>4,150,235</text:p>
          </table:table-cell>
          <table:table-cell office:value-type="float" office:value="952" table:style-name="ce13">
            <text:p>952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523.42999999999995" table:style-name="ce14">
            <text:p>523.43</text:p>
          </table:table-cell>
          <table:table-cell office:value-type="float" office:value="0" table:style-name="ce13">
            <text:p>0</text:p>
          </table:table-cell>
          <table:table-cell office:value-type="float" office:value="39108" table:style-name="ce13">
            <text:p>39,1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2862" table:style-name="ce13">
            <text:p>572,862</text:p>
          </table:table-cell>
          <table:table-cell office:value-type="float" office:value="250856" table:style-name="ce13">
            <text:p>250,856</text:p>
          </table:table-cell>
          <table:table-cell office:value-type="float" office:value="4961" table:style-name="ce13">
            <text:p>4,961</text:p>
          </table:table-cell>
          <table:table-cell office:value-type="float" office:value="3196" table:style-name="ce13">
            <text:p>3,196</text:p>
          </table:table-cell>
          <table:table-cell office:value-type="float" office:value="262318" table:style-name="ce13">
            <text:p>262,318</text:p>
          </table:table-cell>
          <table:table-cell office:value-type="float" office:value="599944" table:style-name="ce13">
            <text:p>599,944</text:p>
          </table:table-cell>
          <table:table-cell office:value-type="float" office:value="1437704" table:style-name="ce13">
            <text:p>1,437,704</text:p>
          </table:table-cell>
          <table:table-cell office:value-type="float" office:value="623" table:style-name="ce13">
            <text:p>623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754.58" table:style-name="ce14">
            <text:p>754.58</text:p>
          </table:table-cell>
          <table:table-cell office:value-type="float" office:value="0" table:style-name="ce13">
            <text:p>0</text:p>
          </table:table-cell>
          <table:table-cell office:value-type="float" office:value="12385" table:style-name="ce13">
            <text:p>12,3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5330" table:style-name="ce13">
            <text:p>445,330</text:p>
          </table:table-cell>
          <table:table-cell office:value-type="float" office:value="230135" table:style-name="ce13">
            <text:p>230,135</text:p>
          </table:table-cell>
          <table:table-cell office:value-type="float" office:value="2516" table:style-name="ce13">
            <text:p>2,516</text:p>
          </table:table-cell>
          <table:table-cell office:value-type="float" office:value="1763" table:style-name="ce13">
            <text:p>1,763</text:p>
          </table:table-cell>
          <table:table-cell office:value-type="float" office:value="558347" table:style-name="ce13">
            <text:p>558,347</text:p>
          </table:table-cell>
          <table:table-cell office:value-type="float" office:value="901042" table:style-name="ce13">
            <text:p>901,042</text:p>
          </table:table-cell>
          <table:table-cell office:value-type="float" office:value="1219634" table:style-name="ce13">
            <text:p>1,219,634</text:p>
          </table:table-cell>
          <table:table-cell office:value-type="float" office:value="4141" table:style-name="ce13">
            <text:p>4,14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11" table:style-name="ce14">
            <text:p>0.11</text:p>
          </table:table-cell>
          <table:table-cell office:value-type="float" office:value="1921.79" table:style-name="ce14">
            <text:p>1,921.79</text:p>
          </table:table-cell>
          <table:table-cell office:value-type="float" office:value="1424" table:style-name="ce13">
            <text:p>1,424</text:p>
          </table:table-cell>
          <table:table-cell office:value-type="float" office:value="22992" table:style-name="ce13">
            <text:p>22,99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122390" table:style-name="ce13">
            <text:p>4,122,390</text:p>
          </table:table-cell>
          <table:table-cell office:value-type="float" office:value="2745415" table:style-name="ce13">
            <text:p>2,745,415</text:p>
          </table:table-cell>
          <table:table-cell office:value-type="float" office:value="54266" table:style-name="ce13">
            <text:p>54,266</text:p>
          </table:table-cell>
          <table:table-cell office:value-type="float" office:value="17593" table:style-name="ce13">
            <text:p>17,593</text:p>
          </table:table-cell>
          <table:table-cell office:value-type="float" office:value="5712051" table:style-name="ce13">
            <text:p>5,712,051</text:p>
          </table:table-cell>
          <table:table-cell office:value-type="float" office:value="23077446" table:style-name="ce13">
            <text:p>23,077,446</text:p>
          </table:table-cell>
          <table:table-cell office:value-type="float" office:value="23218114" table:style-name="ce13">
            <text:p>23,218,114</text:p>
          </table:table-cell>
          <table:table-cell office:value-type="float" office:value="75512" table:style-name="ce13">
            <text:p>75,512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1919.98" table:style-name="ce14">
            <text:p>1,919.98</text:p>
          </table:table-cell>
          <table:table-cell office:value-type="float" office:value="22570" table:style-name="ce13">
            <text:p>22,570</text:p>
          </table:table-cell>
          <table:table-cell office:value-type="float" office:value="224572" table:style-name="ce13">
            <text:p>224,57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537472" table:style-name="ce13">
            <text:p>7,537,472</text:p>
          </table:table-cell>
          <table:table-cell office:value-type="float" office:value="5302993" table:style-name="ce13">
            <text:p>5,302,993</text:p>
          </table:table-cell>
          <table:table-cell office:value-type="float" office:value="103914" table:style-name="ce13">
            <text:p>103,914</text:p>
          </table:table-cell>
          <table:table-cell office:value-type="float" office:value="56283" table:style-name="ce13">
            <text:p>56,283</text:p>
          </table:table-cell>
          <table:table-cell office:value-type="float" office:value="17690142" table:style-name="ce13">
            <text:p>17,690,142</text:p>
          </table:table-cell>
          <table:table-cell office:value-type="float" office:value="19189880" table:style-name="ce13">
            <text:p>19,189,880</text:p>
          </table:table-cell>
          <table:table-cell office:value-type="float" office:value="38005415" table:style-name="ce13">
            <text:p>38,005,415</text:p>
          </table:table-cell>
          <table:table-cell office:value-type="float" office:value="201020" table:style-name="ce13">
            <text:p>201,020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1473.46" table:style-name="ce14">
            <text:p>1,473.46</text:p>
          </table:table-cell>
          <table:table-cell office:value-type="float" office:value="31159" table:style-name="ce13">
            <text:p>31,159</text:p>
          </table:table-cell>
          <table:table-cell office:value-type="float" office:value="379688" table:style-name="ce13">
            <text:p>379,6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879" table:style-name="ce13">
            <text:p>15,879</text:p>
          </table:table-cell>
          <table:table-cell office:value-type="float" office:value="5663" table:style-name="ce13">
            <text:p>5,663</text:p>
          </table:table-cell>
          <table:table-cell office:value-type="float" office:value="29" table:style-name="ce13">
            <text:p>29</text:p>
          </table:table-cell>
          <table:table-cell office:value-type="float" office:value="79" table:style-name="ce13">
            <text:p>79</text:p>
          </table:table-cell>
          <table:table-cell office:value-type="float" office:value="13279" table:style-name="ce13">
            <text:p>13,279</text:p>
          </table:table-cell>
          <table:table-cell office:value-type="float" office:value="403" table:style-name="ce13">
            <text:p>403</text:p>
          </table:table-cell>
          <table:table-cell office:value-type="float" office:value="172205" table:style-name="ce13">
            <text:p>172,205</text:p>
          </table:table-cell>
          <table:table-cell office:value-type="float" office:value="96" table:style-name="ce13">
            <text:p>96</text:p>
          </table:table-cell>
          <table:table-cell office:value-type="float" office:value="0.17" table:style-name="ce14">
            <text:p>0.17</text:p>
          </table:table-cell>
          <table:table-cell office:value-type="float" office:value="0.17" table:style-name="ce14">
            <text:p>0.17</text:p>
          </table:table-cell>
          <table:table-cell office:value-type="float" office:value="361.75" table:style-name="ce14">
            <text:p>361.75</text:p>
          </table:table-cell>
          <table:table-cell office:value-type="float" office:value="1" table:style-name="ce13">
            <text:p>1</text:p>
          </table:table-cell>
          <table:table-cell office:value-type="float" office:value="970" table:style-name="ce13">
            <text:p>9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49834" table:style-name="ce13">
            <text:p>1,049,834</text:p>
          </table:table-cell>
          <table:table-cell office:value-type="float" office:value="624845" table:style-name="ce13">
            <text:p>624,845</text:p>
          </table:table-cell>
          <table:table-cell office:value-type="float" office:value="8432" table:style-name="ce13">
            <text:p>8,432</text:p>
          </table:table-cell>
          <table:table-cell office:value-type="float" office:value="4152" table:style-name="ce13">
            <text:p>4,152</text:p>
          </table:table-cell>
          <table:table-cell office:value-type="float" office:value="1694625" table:style-name="ce13">
            <text:p>1,694,625</text:p>
          </table:table-cell>
          <table:table-cell office:value-type="float" office:value="3547503" table:style-name="ce13">
            <text:p>3,547,503</text:p>
          </table:table-cell>
          <table:table-cell office:value-type="float" office:value="3549526" table:style-name="ce13">
            <text:p>3,549,526</text:p>
          </table:table-cell>
          <table:table-cell office:value-type="float" office:value="9418" table:style-name="ce13">
            <text:p>9,418</text:p>
          </table:table-cell>
          <table:table-cell office:value-type="float" office:value="0.23" table:style-name="ce14">
            <text:p>0.23</text:p>
          </table:table-cell>
          <table:table-cell office:value-type="float" office:value="0.06" table:style-name="ce14">
            <text:p>0.06</text:p>
          </table:table-cell>
          <table:table-cell office:value-type="float" office:value="582.12" table:style-name="ce14">
            <text:p>582.12</text:p>
          </table:table-cell>
          <table:table-cell office:value-type="float" office:value="4507" table:style-name="ce13">
            <text:p>4,507</text:p>
          </table:table-cell>
          <table:table-cell office:value-type="float" office:value="41749" table:style-name="ce13">
            <text:p>41,74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30883" table:style-name="ce13">
            <text:p>2,830,883</text:p>
          </table:table-cell>
          <table:table-cell office:value-type="float" office:value="2082921" table:style-name="ce13">
            <text:p>2,082,921</text:p>
          </table:table-cell>
          <table:table-cell office:value-type="float" office:value="17209" table:style-name="ce13">
            <text:p>17,209</text:p>
          </table:table-cell>
          <table:table-cell office:value-type="float" office:value="19514" table:style-name="ce13">
            <text:p>19,514</text:p>
          </table:table-cell>
          <table:table-cell office:value-type="float" office:value="10072070" table:style-name="ce13">
            <text:p>10,072,070</text:p>
          </table:table-cell>
          <table:table-cell office:value-type="float" office:value="10234510" table:style-name="ce13">
            <text:p>10,234,510</text:p>
          </table:table-cell>
          <table:table-cell office:value-type="float" office:value="17386567" table:style-name="ce13">
            <text:p>17,386,567</text:p>
          </table:table-cell>
          <table:table-cell office:value-type="float" office:value="120176" table:style-name="ce13">
            <text:p>120,176</text:p>
          </table:table-cell>
          <table:table-cell office:value-type="float" office:value="0.51" table:style-name="ce14">
            <text:p>0.51</text:p>
          </table:table-cell>
          <table:table-cell office:value-type="float" office:value="0.21" table:style-name="ce14">
            <text:p>0.21</text:p>
          </table:table-cell>
          <table:table-cell office:value-type="float" office:value="400.69" table:style-name="ce14">
            <text:p>400.69</text:p>
          </table:table-cell>
          <table:table-cell office:value-type="float" office:value="0" table:style-name="ce13">
            <text:p>0</text:p>
          </table:table-cell>
          <table:table-cell office:value-type="float" office:value="367512" table:style-name="ce13">
            <text:p>367,5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2434" table:style-name="ce13">
            <text:p>192,434</text:p>
          </table:table-cell>
          <table:table-cell office:value-type="float" office:value="100016" table:style-name="ce13">
            <text:p>100,016</text:p>
          </table:table-cell>
          <table:table-cell office:value-type="float" office:value="330" table:style-name="ce13">
            <text:p>330</text:p>
          </table:table-cell>
          <table:table-cell office:value-type="float" office:value="3338" table:style-name="ce13">
            <text:p>3,338</text:p>
          </table:table-cell>
          <table:table-cell office:value-type="float" office:value="297596" table:style-name="ce13">
            <text:p>297,596</text:p>
          </table:table-cell>
          <table:table-cell office:value-type="float" office:value="80070" table:style-name="ce13">
            <text:p>80,070</text:p>
          </table:table-cell>
          <table:table-cell office:value-type="float" office:value="788690" table:style-name="ce13">
            <text:p>788,690</text:p>
          </table:table-cell>
          <table:table-cell office:value-type="float" office:value="1682" table:style-name="ce13">
            <text:p>1,682</text:p>
          </table:table-cell>
          <table:table-cell office:value-type="float" office:value="0.11" table:style-name="ce14">
            <text:p>0.11</text:p>
          </table:table-cell>
          <table:table-cell office:value-type="float" office:value="0.06" table:style-name="ce14">
            <text:p>0.06</text:p>
          </table:table-cell>
          <table:table-cell office:value-type="float" office:value="322.42" table:style-name="ce14">
            <text:p>322.42</text:p>
          </table:table-cell>
          <table:table-cell office:value-type="float" office:value="916" table:style-name="ce13">
            <text:p>916</text:p>
          </table:table-cell>
          <table:table-cell office:value-type="float" office:value="12267" table:style-name="ce13">
            <text:p>12,26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93311" table:style-name="ce13">
            <text:p>393,311</text:p>
          </table:table-cell>
          <table:table-cell office:value-type="float" office:value="261271" table:style-name="ce13">
            <text:p>261,271</text:p>
          </table:table-cell>
          <table:table-cell office:value-type="float" office:value="1369" table:style-name="ce13">
            <text:p>1,369</text:p>
          </table:table-cell>
          <table:table-cell office:value-type="float" office:value="4171" table:style-name="ce13">
            <text:p>4,171</text:p>
          </table:table-cell>
          <table:table-cell office:value-type="float" office:value="1069330" table:style-name="ce13">
            <text:p>1,069,330</text:p>
          </table:table-cell>
          <table:table-cell office:value-type="float" office:value="441232" table:style-name="ce13">
            <text:p>441,232</text:p>
          </table:table-cell>
          <table:table-cell office:value-type="float" office:value="2264071" table:style-name="ce13">
            <text:p>2,264,071</text:p>
          </table:table-cell>
          <table:table-cell office:value-type="float" office:value="4234" table:style-name="ce13">
            <text:p>4,234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996.89" table:style-name="ce14">
            <text:p>996.89</text:p>
          </table:table-cell>
          <table:table-cell office:value-type="float" office:value="3526" table:style-name="ce13">
            <text:p>3,526</text:p>
          </table:table-cell>
          <table:table-cell office:value-type="float" office:value="36840" table:style-name="ce13">
            <text:p>36,8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7584" table:style-name="ce13">
            <text:p>157,584</text:p>
          </table:table-cell>
          <table:table-cell office:value-type="float" office:value="76883" table:style-name="ce13">
            <text:p>76,883</text:p>
          </table:table-cell>
          <table:table-cell office:value-type="float" office:value="1673" table:style-name="ce13">
            <text:p>1,673</text:p>
          </table:table-cell>
          <table:table-cell office:value-type="float" office:value="863" table:style-name="ce13">
            <text:p>863</text:p>
          </table:table-cell>
          <table:table-cell office:value-type="float" office:value="209995" table:style-name="ce13">
            <text:p>209,995</text:p>
          </table:table-cell>
          <table:table-cell office:value-type="float" office:value="50086" table:style-name="ce13">
            <text:p>50,086</text:p>
          </table:table-cell>
          <table:table-cell office:value-type="float" office:value="499640" table:style-name="ce13">
            <text:p>499,640</text:p>
          </table:table-cell>
          <table:table-cell office:value-type="float" office:value="160" table:style-name="ce13">
            <text:p>16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603.85" table:style-name="ce14">
            <text:p>1,603.85</text:p>
          </table:table-cell>
          <table:table-cell office:value-type="float" office:value="1119" table:style-name="ce13">
            <text:p>1,119</text:p>
          </table:table-cell>
          <table:table-cell office:value-type="float" office:value="14603" table:style-name="ce13">
            <text:p>14,6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9620" table:style-name="ce13">
            <text:p>629,620</text:p>
          </table:table-cell>
          <table:table-cell office:value-type="float" office:value="428813" table:style-name="ce13">
            <text:p>428,813</text:p>
          </table:table-cell>
          <table:table-cell office:value-type="float" office:value="7264" table:style-name="ce13">
            <text:p>7,264</text:p>
          </table:table-cell>
          <table:table-cell office:value-type="float" office:value="6646" table:style-name="ce13">
            <text:p>6,646</text:p>
          </table:table-cell>
          <table:table-cell office:value-type="float" office:value="1823543" table:style-name="ce13">
            <text:p>1,823,543</text:p>
          </table:table-cell>
          <table:table-cell office:value-type="float" office:value="1232509" table:style-name="ce13">
            <text:p>1,232,509</text:p>
          </table:table-cell>
          <table:table-cell office:value-type="float" office:value="4746869" table:style-name="ce13">
            <text:p>4,746,869</text:p>
          </table:table-cell>
          <table:table-cell office:value-type="float" office:value="19410" table:style-name="ce13">
            <text:p>19,410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2172.27" table:style-name="ce14">
            <text:p>2,172.27</text:p>
          </table:table-cell>
          <table:table-cell office:value-type="float" office:value="5430" table:style-name="ce13">
            <text:p>5,430</text:p>
          </table:table-cell>
          <table:table-cell office:value-type="float" office:value="55783" table:style-name="ce13">
            <text:p>55,78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90" table:style-name="ce13">
            <text:p>9,090</text:p>
          </table:table-cell>
          <table:table-cell office:value-type="float" office:value="4823" table:style-name="ce13">
            <text:p>4,823</text:p>
          </table:table-cell>
          <table:table-cell office:value-type="float" office:value="6" table:style-name="ce13">
            <text:p>6</text:p>
          </table:table-cell>
          <table:table-cell office:value-type="float" office:value="17" table:style-name="ce13">
            <text:p>17</text:p>
          </table:table-cell>
          <table:table-cell office:value-type="float" office:value="9659" table:style-name="ce13">
            <text:p>9,659</text:p>
          </table:table-cell>
          <table:table-cell office:value-type="float" office:value="1822" table:style-name="ce13">
            <text:p>1,822</text:p>
          </table:table-cell>
          <table:table-cell office:value-type="float" office:value="32657" table:style-name="ce13">
            <text:p>32,657</text:p>
          </table:table-cell>
          <table:table-cell office:value-type="float" office:value="0" table:style-name="ce13">
            <text:p>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496.11" table:style-name="ce14">
            <text:p>496.11</text:p>
          </table:table-cell>
          <table:table-cell office:value-type="float" office:value="137" table:style-name="ce13">
            <text:p>137</text:p>
          </table:table-cell>
          <table:table-cell office:value-type="float" office:value="430" table:style-name="ce13">
            <text:p>4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57761" table:style-name="ce13">
            <text:p>957,761</text:p>
          </table:table-cell>
          <table:table-cell office:value-type="float" office:value="565315" table:style-name="ce13">
            <text:p>565,315</text:p>
          </table:table-cell>
          <table:table-cell office:value-type="float" office:value="10618" table:style-name="ce13">
            <text:p>10,618</text:p>
          </table:table-cell>
          <table:table-cell office:value-type="float" office:value="5198" table:style-name="ce13">
            <text:p>5,198</text:p>
          </table:table-cell>
          <table:table-cell office:value-type="float" office:value="1540431" table:style-name="ce13">
            <text:p>1,540,431</text:p>
          </table:table-cell>
          <table:table-cell office:value-type="float" office:value="2197666" table:style-name="ce13">
            <text:p>2,197,666</text:p>
          </table:table-cell>
          <table:table-cell office:value-type="float" office:value="3653800" table:style-name="ce13">
            <text:p>3,653,800</text:p>
          </table:table-cell>
          <table:table-cell office:value-type="float" office:value="5148" table:style-name="ce13">
            <text:p>5,148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246.85" table:style-name="ce14">
            <text:p>246.85</text:p>
          </table:table-cell>
          <table:table-cell office:value-type="float" office:value="0" table:style-name="ce13">
            <text:p>0</text:p>
          </table:table-cell>
          <table:table-cell office:value-type="float" office:value="43707" table:style-name="ce13">
            <text:p>43,70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6693" table:style-name="ce13">
            <text:p>116,693</text:p>
          </table:table-cell>
          <table:table-cell office:value-type="float" office:value="55138" table:style-name="ce13">
            <text:p>55,138</text:p>
          </table:table-cell>
          <table:table-cell office:value-type="float" office:value="1531" table:style-name="ce13">
            <text:p>1,531</text:p>
          </table:table-cell>
          <table:table-cell office:value-type="float" office:value="897" table:style-name="ce13">
            <text:p>897</text:p>
          </table:table-cell>
          <table:table-cell office:value-type="float" office:value="174413" table:style-name="ce13">
            <text:p>174,413</text:p>
          </table:table-cell>
          <table:table-cell office:value-type="float" office:value="91193" table:style-name="ce13">
            <text:p>91,193</text:p>
          </table:table-cell>
          <table:table-cell office:value-type="float" office:value="303638" table:style-name="ce13">
            <text:p>303,638</text:p>
          </table:table-cell>
          <table:table-cell office:value-type="float" office:value="153" table:style-name="ce13">
            <text:p>153</text:p>
          </table:table-cell>
          <table:table-cell office:value-type="float" office:value="0.35" table:style-name="ce14">
            <text:p>0.35</text:p>
          </table:table-cell>
          <table:table-cell office:value-type="float" office:value="0.01" table:style-name="ce14">
            <text:p>0.01</text:p>
          </table:table-cell>
          <table:table-cell office:value-type="float" office:value="504" table:style-name="ce14">
            <text:p>504.00</text:p>
          </table:table-cell>
          <table:table-cell office:value-type="float" office:value="2932" table:style-name="ce13">
            <text:p>2,932</text:p>
          </table:table-cell>
          <table:table-cell office:value-type="float" office:value="7934" table:style-name="ce13">
            <text:p>7,9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895" table:style-name="ce13">
            <text:p>15,895</text:p>
          </table:table-cell>
          <table:table-cell office:value-type="float" office:value="10469" table:style-name="ce13">
            <text:p>10,469</text:p>
          </table:table-cell>
          <table:table-cell office:value-type="float" office:value="325" table:style-name="ce13">
            <text:p>325</text:p>
          </table:table-cell>
          <table:table-cell office:value-type="float" office:value="35" table:style-name="ce13">
            <text:p>35</text:p>
          </table:table-cell>
          <table:table-cell office:value-type="float" office:value="17312" table:style-name="ce13">
            <text:p>17,312</text:p>
          </table:table-cell>
          <table:table-cell office:value-type="float" office:value="11683" table:style-name="ce13">
            <text:p>11,683</text:p>
          </table:table-cell>
          <table:table-cell office:value-type="float" office:value="99536" table:style-name="ce13">
            <text:p>99,536</text:p>
          </table:table-cell>
          <table:table-cell office:value-type="float" office:value="10" table:style-name="ce13">
            <text:p>1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8926.5" table:style-name="ce14">
            <text:p>8,926.50</text:p>
          </table:table-cell>
          <table:table-cell office:value-type="float" office:value="97" table:style-name="ce13">
            <text:p>97</text:p>
          </table:table-cell>
          <table:table-cell office:value-type="float" office:value="1089" table:style-name="ce13">
            <text:p>1,0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17729" table:style-name="ce13">
            <text:p>2,217,729</text:p>
          </table:table-cell>
          <table:table-cell office:value-type="float" office:value="1285380" table:style-name="ce13">
            <text:p>1,285,380</text:p>
          </table:table-cell>
          <table:table-cell office:value-type="float" office:value="20891" table:style-name="ce13">
            <text:p>20,891</text:p>
          </table:table-cell>
          <table:table-cell office:value-type="float" office:value="10559" table:style-name="ce13">
            <text:p>10,559</text:p>
          </table:table-cell>
          <table:table-cell office:value-type="float" office:value="5186236" table:style-name="ce13">
            <text:p>5,186,236</text:p>
          </table:table-cell>
          <table:table-cell office:value-type="float" office:value="4597020" table:style-name="ce13">
            <text:p>4,597,020</text:p>
          </table:table-cell>
          <table:table-cell office:value-type="float" office:value="8631019" table:style-name="ce13">
            <text:p>8,631,019</text:p>
          </table:table-cell>
          <table:table-cell office:value-type="float" office:value="49678" table:style-name="ce13">
            <text:p>49,678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74.73" table:style-name="ce14">
            <text:p>174.73</text:p>
          </table:table-cell>
          <table:table-cell office:value-type="float" office:value="9965" table:style-name="ce13">
            <text:p>9,965</text:p>
          </table:table-cell>
          <table:table-cell office:value-type="float" office:value="127145" table:style-name="ce13">
            <text:p>127,14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75535" table:style-name="ce13">
            <text:p>1,575,535</text:p>
          </table:table-cell>
          <table:table-cell office:value-type="float" office:value="963536" table:style-name="ce13">
            <text:p>963,536</text:p>
          </table:table-cell>
          <table:table-cell office:value-type="float" office:value="11234" table:style-name="ce13">
            <text:p>11,234</text:p>
          </table:table-cell>
          <table:table-cell office:value-type="float" office:value="7265" table:style-name="ce13">
            <text:p>7,265</text:p>
          </table:table-cell>
          <table:table-cell office:value-type="float" office:value="3806424" table:style-name="ce13">
            <text:p>3,806,424</text:p>
          </table:table-cell>
          <table:table-cell office:value-type="float" office:value="4600392" table:style-name="ce13">
            <text:p>4,600,392</text:p>
          </table:table-cell>
          <table:table-cell office:value-type="float" office:value="4062694" table:style-name="ce13">
            <text:p>4,062,694</text:p>
          </table:table-cell>
          <table:table-cell office:value-type="float" office:value="111662" table:style-name="ce13">
            <text:p>111,662</text:p>
          </table:table-cell>
          <table:table-cell office:value-type="float" office:value="0.25" table:style-name="ce14">
            <text:p>0.25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103.95" table:style-name="ce14">
            <text:p>103.95</text:p>
          </table:table-cell>
          <table:table-cell office:value-type="float" office:value="8556" table:style-name="ce13">
            <text:p>8,556</text:p>
          </table:table-cell>
          <table:table-cell office:value-type="float" office:value="105501" table:style-name="ce13">
            <text:p>105,50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6787" table:style-name="ce13">
            <text:p>1,166,787</text:p>
          </table:table-cell>
          <table:table-cell office:value-type="float" office:value="549656" table:style-name="ce13">
            <text:p>549,656</text:p>
          </table:table-cell>
          <table:table-cell office:value-type="float" office:value="11025" table:style-name="ce13">
            <text:p>11,025</text:p>
          </table:table-cell>
          <table:table-cell office:value-type="float" office:value="6238" table:style-name="ce13">
            <text:p>6,238</text:p>
          </table:table-cell>
          <table:table-cell office:value-type="float" office:value="1228314" table:style-name="ce13">
            <text:p>1,228,314</text:p>
          </table:table-cell>
          <table:table-cell office:value-type="float" office:value="2854360" table:style-name="ce13">
            <text:p>2,854,360</text:p>
          </table:table-cell>
          <table:table-cell office:value-type="float" office:value="3708008" table:style-name="ce13">
            <text:p>3,708,008</text:p>
          </table:table-cell>
          <table:table-cell office:value-type="float" office:value="15476" table:style-name="ce13">
            <text:p>15,476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618.54" table:style-name="ce14">
            <text:p>618.54</text:p>
          </table:table-cell>
          <table:table-cell office:value-type="float" office:value="2398" table:style-name="ce13">
            <text:p>2,398</text:p>
          </table:table-cell>
          <table:table-cell office:value-type="float" office:value="48291" table:style-name="ce13">
            <text:p>48,29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53038" table:style-name="ce13">
            <text:p>2,153,038</text:p>
          </table:table-cell>
          <table:table-cell office:value-type="float" office:value="1148623" table:style-name="ce13">
            <text:p>1,148,623</text:p>
          </table:table-cell>
          <table:table-cell office:value-type="float" office:value="11813" table:style-name="ce13">
            <text:p>11,813</text:p>
          </table:table-cell>
          <table:table-cell office:value-type="float" office:value="6626" table:style-name="ce13">
            <text:p>6,626</text:p>
          </table:table-cell>
          <table:table-cell office:value-type="float" office:value="4000989" table:style-name="ce13">
            <text:p>4,000,989</text:p>
          </table:table-cell>
          <table:table-cell office:value-type="float" office:value="5103385" table:style-name="ce13">
            <text:p>5,103,385</text:p>
          </table:table-cell>
          <table:table-cell office:value-type="float" office:value="9243662" table:style-name="ce13">
            <text:p>9,243,662</text:p>
          </table:table-cell>
          <table:table-cell office:value-type="float" office:value="74559" table:style-name="ce13">
            <text:p>74,559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45.33" table:style-name="ce14">
            <text:p>945.33</text:p>
          </table:table-cell>
          <table:table-cell office:value-type="float" office:value="7579" table:style-name="ce13">
            <text:p>7,579</text:p>
          </table:table-cell>
          <table:table-cell office:value-type="float" office:value="109859" table:style-name="ce13">
            <text:p>109,85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586884" table:style-name="ce13">
            <text:p>6,586,884</text:p>
          </table:table-cell>
          <table:table-cell office:value-type="float" office:value="4485535" table:style-name="ce13">
            <text:p>4,485,535</text:p>
          </table:table-cell>
          <table:table-cell office:value-type="float" office:value="49247" table:style-name="ce13">
            <text:p>49,247</text:p>
          </table:table-cell>
          <table:table-cell office:value-type="float" office:value="22356" table:style-name="ce13">
            <text:p>22,356</text:p>
          </table:table-cell>
          <table:table-cell office:value-type="float" office:value="12470325" table:style-name="ce13">
            <text:p>12,470,325</text:p>
          </table:table-cell>
          <table:table-cell office:value-type="float" office:value="21189517" table:style-name="ce13">
            <text:p>21,189,517</text:p>
          </table:table-cell>
          <table:table-cell office:value-type="float" office:value="36833569" table:style-name="ce13">
            <text:p>36,833,569</text:p>
          </table:table-cell>
          <table:table-cell office:value-type="float" office:value="243314" table:style-name="ce13">
            <text:p>243,314</text:p>
          </table:table-cell>
          <table:table-cell office:value-type="float" office:value="0.12" table:style-name="ce14">
            <text:p>0.12</text:p>
          </table:table-cell>
          <table:table-cell office:value-type="float" office:value="0.01" table:style-name="ce14">
            <text:p>0.01</text:p>
          </table:table-cell>
          <table:table-cell office:value-type="float" office:value="737.5" table:style-name="ce14">
            <text:p>737.50</text:p>
          </table:table-cell>
          <table:table-cell office:value-type="float" office:value="46690" table:style-name="ce13">
            <text:p>46,690</text:p>
          </table:table-cell>
          <table:table-cell office:value-type="float" office:value="390947" table:style-name="ce13">
            <text:p>390,9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3981" table:style-name="ce13">
            <text:p>373,981</text:p>
          </table:table-cell>
          <table:table-cell office:value-type="float" office:value="191582" table:style-name="ce13">
            <text:p>191,582</text:p>
          </table:table-cell>
          <table:table-cell office:value-type="float" office:value="3791" table:style-name="ce13">
            <text:p>3,791</text:p>
          </table:table-cell>
          <table:table-cell office:value-type="float" office:value="2081" table:style-name="ce13">
            <text:p>2,081</text:p>
          </table:table-cell>
          <table:table-cell office:value-type="float" office:value="1102362" table:style-name="ce13">
            <text:p>1,102,362</text:p>
          </table:table-cell>
          <table:table-cell office:value-type="float" office:value="939053" table:style-name="ce13">
            <text:p>939,053</text:p>
          </table:table-cell>
          <table:table-cell office:value-type="float" office:value="898890" table:style-name="ce13">
            <text:p>898,890</text:p>
          </table:table-cell>
          <table:table-cell office:value-type="float" office:value="6285" table:style-name="ce13">
            <text:p>6,285</text:p>
          </table:table-cell>
          <table:table-cell office:value-type="float" office:value="0.56999999999999995" table:style-name="ce14">
            <text:p>0.57</text:p>
          </table:table-cell>
          <table:table-cell office:value-type="float" office:value="0.38" table:style-name="ce14">
            <text:p>0.38</text:p>
          </table:table-cell>
          <table:table-cell office:value-type="float" office:value="188.79" table:style-name="ce14">
            <text:p>188.79</text:p>
          </table:table-cell>
          <table:table-cell office:value-type="float" office:value="5230" table:style-name="ce13">
            <text:p>5,230</text:p>
          </table:table-cell>
          <table:table-cell office:value-type="float" office:value="51519" table:style-name="ce13">
            <text:p>51,5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12949" table:style-name="ce13">
            <text:p>612,949</text:p>
          </table:table-cell>
          <table:table-cell office:value-type="float" office:value="311872" table:style-name="ce13">
            <text:p>311,872</text:p>
          </table:table-cell>
          <table:table-cell office:value-type="float" office:value="9576" table:style-name="ce13">
            <text:p>9,576</text:p>
          </table:table-cell>
          <table:table-cell office:value-type="float" office:value="5280" table:style-name="ce13">
            <text:p>5,280</text:p>
          </table:table-cell>
          <table:table-cell office:value-type="float" office:value="1300172" table:style-name="ce13">
            <text:p>1,300,172</text:p>
          </table:table-cell>
          <table:table-cell office:value-type="float" office:value="2097941" table:style-name="ce13">
            <text:p>2,097,941</text:p>
          </table:table-cell>
          <table:table-cell office:value-type="float" office:value="2955907" table:style-name="ce13">
            <text:p>2,955,907</text:p>
          </table:table-cell>
          <table:table-cell office:value-type="float" office:value="21948" table:style-name="ce13">
            <text:p>21,948</text:p>
          </table:table-cell>
          <table:table-cell office:value-type="float" office:value="0.47" table:style-name="ce14">
            <text:p>0.47</text:p>
          </table:table-cell>
          <table:table-cell office:value-type="float" office:value="0" table:style-name="ce14">
            <text:p>0.00</text:p>
          </table:table-cell>
          <table:table-cell office:value-type="float" office:value="411.47" table:style-name="ce14">
            <text:p>411.47</text:p>
          </table:table-cell>
          <table:table-cell office:value-type="float" office:value="8218" table:style-name="ce13">
            <text:p>8,218</text:p>
          </table:table-cell>
          <table:table-cell office:value-type="float" office:value="115650" table:style-name="ce13">
            <text:p>115,65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991535" table:style-name="ce13">
            <text:p>5,991,535</text:p>
          </table:table-cell>
          <table:table-cell office:value-type="float" office:value="4043440" table:style-name="ce13">
            <text:p>4,043,440</text:p>
          </table:table-cell>
          <table:table-cell office:value-type="float" office:value="59288" table:style-name="ce13">
            <text:p>59,288</text:p>
          </table:table-cell>
          <table:table-cell office:value-type="float" office:value="25409" table:style-name="ce13">
            <text:p>25,409</text:p>
          </table:table-cell>
          <table:table-cell office:value-type="float" office:value="9996539" table:style-name="ce13">
            <text:p>9,996,539</text:p>
          </table:table-cell>
          <table:table-cell office:value-type="float" office:value="21993515" table:style-name="ce13">
            <text:p>21,993,515</text:p>
          </table:table-cell>
          <table:table-cell office:value-type="float" office:value="28380523" table:style-name="ce13">
            <text:p>28,380,523</text:p>
          </table:table-cell>
          <table:table-cell office:value-type="float" office:value="112727" table:style-name="ce13">
            <text:p>112,727</text:p>
          </table:table-cell>
          <table:table-cell office:value-type="float" office:value="0.11" table:style-name="ce14">
            <text:p>0.11</text:p>
          </table:table-cell>
          <table:table-cell office:value-type="float" office:value="0.01" table:style-name="ce14">
            <text:p>0.01</text:p>
          </table:table-cell>
          <table:table-cell office:value-type="float" office:value="992.33" table:style-name="ce14">
            <text:p>992.33</text:p>
          </table:table-cell>
          <table:table-cell office:value-type="float" office:value="28735" table:style-name="ce13">
            <text:p>28,735</text:p>
          </table:table-cell>
          <table:table-cell office:value-type="float" office:value="234902" table:style-name="ce13">
            <text:p>234,9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0659" table:style-name="ce13">
            <text:p>140,659</text:p>
          </table:table-cell>
          <table:table-cell office:value-type="float" office:value="93855" table:style-name="ce13">
            <text:p>93,855</text:p>
          </table:table-cell>
          <table:table-cell office:value-type="float" office:value="246" table:style-name="ce13">
            <text:p>246</text:p>
          </table:table-cell>
          <table:table-cell office:value-type="float" office:value="925" table:style-name="ce13">
            <text:p>925</text:p>
          </table:table-cell>
          <table:table-cell office:value-type="float" office:value="231495" table:style-name="ce13">
            <text:p>231,495</text:p>
          </table:table-cell>
          <table:table-cell office:value-type="float" office:value="113982" table:style-name="ce13">
            <text:p>113,982</text:p>
          </table:table-cell>
          <table:table-cell office:value-type="float" office:value="247596" table:style-name="ce13">
            <text:p>247,596</text:p>
          </table:table-cell>
          <table:table-cell office:value-type="float" office:value="1333" table:style-name="ce13">
            <text:p>1,333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965.25" table:style-name="ce14">
            <text:p>965.25</text:p>
          </table:table-cell>
          <table:table-cell office:value-type="float" office:value="325" table:style-name="ce13">
            <text:p>325</text:p>
          </table:table-cell>
          <table:table-cell office:value-type="float" office:value="5506" table:style-name="ce13">
            <text:p>5,50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22" table:style-name="ce13">
            <text:p>123,622</text:p>
          </table:table-cell>
          <table:table-cell office:value-type="float" office:value="53578" table:style-name="ce13">
            <text:p>53,578</text:p>
          </table:table-cell>
          <table:table-cell office:value-type="float" office:value="371" table:style-name="ce13">
            <text:p>371</text:p>
          </table:table-cell>
          <table:table-cell office:value-type="float" office:value="404" table:style-name="ce13">
            <text:p>404</text:p>
          </table:table-cell>
          <table:table-cell office:value-type="float" office:value="191709" table:style-name="ce13">
            <text:p>191,709</text:p>
          </table:table-cell>
          <table:table-cell office:value-type="float" office:value="1074946" table:style-name="ce13">
            <text:p>1,074,946</text:p>
          </table:table-cell>
          <table:table-cell office:value-type="float" office:value="312962" table:style-name="ce13">
            <text:p>312,962</text:p>
          </table:table-cell>
          <table:table-cell office:value-type="float" office:value="323" table:style-name="ce13">
            <text:p>323</text:p>
          </table:table-cell>
          <table:table-cell office:value-type="float" office:value="0.24" table:style-name="ce14">
            <text:p>0.24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404.48" table:style-name="ce14">
            <text:p>404.48</text:p>
          </table:table-cell>
          <table:table-cell office:value-type="float" office:value="0" table:style-name="ce13">
            <text:p>0</text:p>
          </table:table-cell>
          <table:table-cell office:value-type="float" office:value="8547" table:style-name="ce13">
            <text:p>8,5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727505" table:style-name="ce13">
            <text:p>7,727,505</text:p>
          </table:table-cell>
          <table:table-cell office:value-type="float" office:value="4835629" table:style-name="ce13">
            <text:p>4,835,629</text:p>
          </table:table-cell>
          <table:table-cell office:value-type="float" office:value="84040" table:style-name="ce13">
            <text:p>84,040</text:p>
          </table:table-cell>
          <table:table-cell office:value-type="float" office:value="26788" table:style-name="ce13">
            <text:p>26,788</text:p>
          </table:table-cell>
          <table:table-cell office:value-type="float" office:value="15071677" table:style-name="ce13">
            <text:p>15,071,677</text:p>
          </table:table-cell>
          <table:table-cell office:value-type="float" office:value="30677012" table:style-name="ce13">
            <text:p>30,677,012</text:p>
          </table:table-cell>
          <table:table-cell office:value-type="float" office:value="37668436" table:style-name="ce13">
            <text:p>37,668,436</text:p>
          </table:table-cell>
          <table:table-cell office:value-type="float" office:value="534974" table:style-name="ce13">
            <text:p>534,974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516.75" table:style-name="ce14">
            <text:p>516.75</text:p>
          </table:table-cell>
          <table:table-cell office:value-type="float" office:value="39696" table:style-name="ce13">
            <text:p>39,696</text:p>
          </table:table-cell>
          <table:table-cell office:value-type="float" office:value="633339" table:style-name="ce13">
            <text:p>633,3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600875" table:style-name="ce13">
            <text:p>600,875</text:p>
          </table:table-cell>
          <table:table-cell office:value-type="float" office:value="203165" table:style-name="ce13">
            <text:p>203,165</text:p>
          </table:table-cell>
          <table:table-cell office:value-type="float" office:value="1156" table:style-name="ce13">
            <text:p>1,156</text:p>
          </table:table-cell>
          <table:table-cell office:value-type="float" office:value="3735" table:style-name="ce13">
            <text:p>3,735</text:p>
          </table:table-cell>
          <table:table-cell office:value-type="float" office:value="512482" table:style-name="ce13">
            <text:p>512,482</text:p>
          </table:table-cell>
          <table:table-cell office:value-type="float" office:value="763873" table:style-name="ce13">
            <text:p>763,873</text:p>
          </table:table-cell>
          <table:table-cell office:value-type="float" office:value="779624" table:style-name="ce13">
            <text:p>779,624</text:p>
          </table:table-cell>
          <table:table-cell office:value-type="float" office:value="5060" table:style-name="ce13">
            <text:p>5,060</text:p>
          </table:table-cell>
          <table:table-cell office:value-type="float" office:value="1.63" table:style-name="ce14">
            <text:p>1.63</text:p>
          </table:table-cell>
          <table:table-cell office:value-type="float" office:value="0.7" table:style-name="ce14">
            <text:p>0.70</text:p>
          </table:table-cell>
          <table:table-cell office:value-type="float" office:value="135.22" table:style-name="ce14">
            <text:p>135.22</text:p>
          </table:table-cell>
          <table:table-cell office:value-type="float" office:value="988" table:style-name="ce13">
            <text:p>988</text:p>
          </table:table-cell>
          <table:table-cell office:value-type="float" office:value="8852" table:style-name="ce13">
            <text:p>8,8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231" table:style-name="ce13">
            <text:p>169,231</text:p>
          </table:table-cell>
          <table:table-cell office:value-type="float" office:value="91903" table:style-name="ce13">
            <text:p>91,903</text:p>
          </table:table-cell>
          <table:table-cell office:value-type="float" office:value="2338" table:style-name="ce13">
            <text:p>2,338</text:p>
          </table:table-cell>
          <table:table-cell office:value-type="float" office:value="2124" table:style-name="ce13">
            <text:p>2,124</text:p>
          </table:table-cell>
          <table:table-cell office:value-type="float" office:value="227656" table:style-name="ce13">
            <text:p>227,656</text:p>
          </table:table-cell>
          <table:table-cell office:value-type="float" office:value="0" table:style-name="ce13">
            <text:p>0</text:p>
          </table:table-cell>
          <table:table-cell office:value-type="float" office:value="2822929" table:style-name="ce13">
            <text:p>2,822,929</text:p>
          </table:table-cell>
          <table:table-cell office:value-type="float" office:value="394" table:style-name="ce13">
            <text:p>394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935.07" table:style-name="ce14">
            <text:p>935.07</text:p>
          </table:table-cell>
          <table:table-cell office:value-type="float" office:value="2713" table:style-name="ce13">
            <text:p>2,713</text:p>
          </table:table-cell>
          <table:table-cell office:value-type="float" office:value="21566" table:style-name="ce13">
            <text:p>21,56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2136111" table:style-name="ce13">
            <text:p>52,136,111</text:p>
          </table:table-cell>
          <table:table-cell office:value-type="float" office:value="33235939" table:style-name="ce13">
            <text:p>33,235,939</text:p>
          </table:table-cell>
          <table:table-cell office:value-type="float" office:value="526310" table:style-name="ce13">
            <text:p>526,310</text:p>
          </table:table-cell>
          <table:table-cell office:value-type="float" office:value="270038" table:style-name="ce13">
            <text:p>270,038</text:p>
          </table:table-cell>
          <table:table-cell office:value-type="float" office:value="100199158" table:style-name="ce13">
            <text:p>100,199,158</text:p>
          </table:table-cell>
          <table:table-cell office:value-type="float" office:value="164621410" table:style-name="ce13">
            <text:p>164,621,410</text:p>
          </table:table-cell>
          <table:table-cell office:value-type="float" office:value="247246659" table:style-name="ce13">
            <text:p>247,246,659</text:p>
          </table:table-cell>
          <table:table-cell office:value-type="float" office:value="1630369" table:style-name="ce13">
            <text:p>1,630,369</text:p>
          </table:table-cell>
          <table:table-cell office:value-type="float" office:value="0.15135414978854844" table:style-name="ce14">
            <text:p>0.15</text:p>
          </table:table-cell>
          <table:table-cell office:value-type="float" office:value="0.03" table:style-name="ce14">
            <text:p>0.03</text:p>
          </table:table-cell>
          <table:table-cell office:value-type="float" office:value="548.61844503358725" table:style-name="ce14">
            <text:p>548.62</text:p>
          </table:table-cell>
          <table:table-cell office:value-type="float" office:value="242154" table:style-name="ce13">
            <text:p>242,154</text:p>
          </table:table-cell>
          <table:table-cell office:value-type="float" office:value="3242885" table:style-name="ce13">
            <text:p>3,242,885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010.$A$1:11010.$N$23" table:base-cell-address="11010.$A$1"/>
          <table:named-range table:name="外部資料_10" table:cell-range-address="11010.$A$1:11010.$N$23" table:base-cell-address="11010.$A$1"/>
          <table:named-range table:name="外部資料_11" table:cell-range-address="11010.$A$1:11010.$N$23" table:base-cell-address="11010.$A$1"/>
          <table:named-range table:name="外部資料_12" table:cell-range-address="11010.$A$1:11010.$N$23" table:base-cell-address="11010.$A$1"/>
          <table:named-range table:name="外部資料_13" table:cell-range-address="11010.$A$1:11010.$N$23" table:base-cell-address="11010.$A$1"/>
          <table:named-range table:name="外部資料_14" table:cell-range-address="11010.$A$1:11010.$N$23" table:base-cell-address="11010.$A$1"/>
          <table:named-range table:name="外部資料_15" table:cell-range-address="11010.$A$1:11010.$N$23" table:base-cell-address="11010.$A$1"/>
          <table:named-range table:name="外部資料_16" table:cell-range-address="11010.$A$1:11010.$N$23" table:base-cell-address="11010.$A$1"/>
          <table:named-range table:name="外部資料_17" table:cell-range-address="11010.$A$1:11010.$N$23" table:base-cell-address="11010.$A$1"/>
          <table:named-range table:name="外部資料_18" table:cell-range-address="11010.$A$1:11010.$N$23" table:base-cell-address="11010.$A$1"/>
          <table:named-range table:name="外部資料_19" table:cell-range-address="11010.$A$1:11010.$N$23" table:base-cell-address="11010.$A$1"/>
          <table:named-range table:name="外部資料_2" table:cell-range-address="11010.$A$1:11010.$N$23" table:base-cell-address="11010.$A$1"/>
          <table:named-range table:name="外部資料_20" table:cell-range-address="11010.$A$1:11010.$N$23" table:base-cell-address="11010.$A$1"/>
          <table:named-range table:name="外部資料_21" table:cell-range-address="11010.$A$1:11010.$N$23" table:base-cell-address="11010.$A$1"/>
          <table:named-range table:name="外部資料_22" table:cell-range-address="11010.$A$1:11010.$N$23" table:base-cell-address="11010.$A$1"/>
          <table:named-range table:name="外部資料_23" table:cell-range-address="11010.$A$1:11010.$N$23" table:base-cell-address="11010.$A$1"/>
          <table:named-range table:name="外部資料_24" table:cell-range-address="11010.$A$1:11010.$N$23" table:base-cell-address="11010.$A$1"/>
          <table:named-range table:name="外部資料_25" table:cell-range-address="11010.$A$1:11010.$N$23" table:base-cell-address="11010.$A$1"/>
          <table:named-range table:name="外部資料_26" table:cell-range-address="11010.$A$1:11010.$N$23" table:base-cell-address="11010.$A$1"/>
          <table:named-range table:name="外部資料_27" table:cell-range-address="11010.$A$1:11010.$N$23" table:base-cell-address="11010.$A$1"/>
          <table:named-range table:name="外部資料_28" table:cell-range-address="11010.$A$1:11010.$N$23" table:base-cell-address="11010.$A$1"/>
          <table:named-range table:name="外部資料_29" table:cell-range-address="11010.$A$1:11010.$N$23" table:base-cell-address="11010.$A$1"/>
          <table:named-range table:name="外部資料_3" table:cell-range-address="11010.$A$1:11010.$N$23" table:base-cell-address="11010.$A$1"/>
          <table:named-range table:name="外部資料_30" table:cell-range-address="11010.$A$1:11010.$N$23" table:base-cell-address="11010.$A$1"/>
          <table:named-range table:name="外部資料_31" table:cell-range-address="11010.$A$1:11010.$N$23" table:base-cell-address="11010.$A$1"/>
          <table:named-range table:name="外部資料_32" table:cell-range-address="11010.$A$1:11010.$N$23" table:base-cell-address="11010.$A$1"/>
          <table:named-range table:name="外部資料_33" table:cell-range-address="11010.$A$1:11010.$N$23" table:base-cell-address="11010.$A$1"/>
          <table:named-range table:name="外部資料_34" table:cell-range-address="11010.$A$1:11010.$N$23" table:base-cell-address="11010.$A$1"/>
          <table:named-range table:name="外部資料_35" table:cell-range-address="11010.$A$1:11010.$N$23" table:base-cell-address="11010.$A$1"/>
          <table:named-range table:name="外部資料_36" table:cell-range-address="11010.$A$1:11010.$N$23" table:base-cell-address="11010.$A$1"/>
          <table:named-range table:name="外部資料_37" table:cell-range-address="11010.$A$1:11010.$N$23" table:base-cell-address="11010.$A$1"/>
          <table:named-range table:name="外部資料_38" table:cell-range-address="11010.$A$1:11010.$N$23" table:base-cell-address="11010.$A$1"/>
          <table:named-range table:name="外部資料_39" table:cell-range-address="11010.$A$1:11010.$N$23" table:base-cell-address="11010.$A$1"/>
          <table:named-range table:name="外部資料_4" table:cell-range-address="11010.$A$1:11010.$N$23" table:base-cell-address="11010.$A$1"/>
          <table:named-range table:name="外部資料_40" table:cell-range-address="11010.$A$1:11010.$N$23" table:base-cell-address="11010.$A$1"/>
          <table:named-range table:name="外部資料_41" table:cell-range-address="11010.$A$1:11010.$N$23" table:base-cell-address="11010.$A$1"/>
          <table:named-range table:name="外部資料_42" table:cell-range-address="11010.$A$1:11010.$N$23" table:base-cell-address="11010.$A$1"/>
          <table:named-range table:name="外部資料_43" table:cell-range-address="11010.$A$1:11010.$N$23" table:base-cell-address="11010.$A$1"/>
          <table:named-range table:name="外部資料_44" table:cell-range-address="11010.$A$1:11010.$N$23" table:base-cell-address="11010.$A$1"/>
          <table:named-range table:name="外部資料_45" table:cell-range-address="11010.$A$1:11010.$N$23" table:base-cell-address="11010.$A$1"/>
          <table:named-range table:name="外部資料_46" table:cell-range-address="11010.$A$1:11010.$N$23" table:base-cell-address="11010.$A$1"/>
          <table:named-range table:name="外部資料_47" table:cell-range-address="11010.$A$1:11010.$N$23" table:base-cell-address="11010.$A$1"/>
          <table:named-range table:name="外部資料_48" table:cell-range-address="11010.$A$1:11010.$N$23" table:base-cell-address="11010.$A$1"/>
          <table:named-range table:name="外部資料_49" table:cell-range-address="11010.$A$1:11010.$N$23" table:base-cell-address="11010.$A$1"/>
          <table:named-range table:name="外部資料_5" table:cell-range-address="11010.$A$1:11010.$N$23" table:base-cell-address="11010.$A$1"/>
          <table:named-range table:name="外部資料_50" table:cell-range-address="11010.$A$1:11010.$N$23" table:base-cell-address="11010.$A$1"/>
          <table:named-range table:name="外部資料_51" table:cell-range-address="11010.$A$1:11010.$N$23" table:base-cell-address="11010.$A$1"/>
          <table:named-range table:name="外部資料_52" table:cell-range-address="11010.$A$1:11010.$N$23" table:base-cell-address="11010.$A$1"/>
          <table:named-range table:name="外部資料_53" table:cell-range-address="11010.$A$1:11010.$N$23" table:base-cell-address="11010.$A$1"/>
          <table:named-range table:name="外部資料_54" table:cell-range-address="11010.$A$1:11010.$N$23" table:base-cell-address="11010.$A$1"/>
          <table:named-range table:name="外部資料_55" table:cell-range-address="11010.$A$1:11010.$N$23" table:base-cell-address="11010.$A$1"/>
          <table:named-range table:name="外部資料_56" table:cell-range-address="11010.$A$1:11010.$N$23" table:base-cell-address="11010.$A$1"/>
          <table:named-range table:name="外部資料_57" table:cell-range-address="11010.$A$1:11010.$N$23" table:base-cell-address="11010.$A$1"/>
          <table:named-range table:name="外部資料_58" table:cell-range-address="11010.$A$1:11010.$N$23" table:base-cell-address="11010.$A$1"/>
          <table:named-range table:name="外部資料_59" table:cell-range-address="11010.$A$1:11010.$N$23" table:base-cell-address="11010.$A$1"/>
          <table:named-range table:name="外部資料_6" table:cell-range-address="11010.$A$1:11010.$N$23" table:base-cell-address="11010.$A$1"/>
          <table:named-range table:name="外部資料_60" table:cell-range-address="11010.$A$1:11010.$N$23" table:base-cell-address="11010.$A$1"/>
          <table:named-range table:name="外部資料_61" table:cell-range-address="11010.$A$1:11010.$N$23" table:base-cell-address="11010.$A$1"/>
          <table:named-range table:name="外部資料_62" table:cell-range-address="11010.$A$1:11010.$N$23" table:base-cell-address="11010.$A$1"/>
          <table:named-range table:name="外部資料_63" table:cell-range-address="11010.$A$1:11010.$N$23" table:base-cell-address="11010.$A$1"/>
          <table:named-range table:name="外部資料_64" table:cell-range-address="11010.$A$1:11010.$N$23" table:base-cell-address="11010.$A$1"/>
          <table:named-range table:name="外部資料_65" table:cell-range-address="11010.$A$1:11010.$N$23" table:base-cell-address="11010.$A$1"/>
          <table:named-range table:name="外部資料_66" table:cell-range-address="11010.$A$1:11010.$N$23" table:base-cell-address="11010.$A$1"/>
          <table:named-range table:name="外部資料_67" table:cell-range-address="11010.$A$1:11010.$N$23" table:base-cell-address="11010.$A$1"/>
          <table:named-range table:name="外部資料_68" table:cell-range-address="11010.$A$1:11010.$N$23" table:base-cell-address="11010.$A$1"/>
          <table:named-range table:name="外部資料_69" table:cell-range-address="11010.$A$1:11010.$N$23" table:base-cell-address="11010.$A$1"/>
          <table:named-range table:name="外部資料_7" table:cell-range-address="11010.$A$1:11010.$N$23" table:base-cell-address="11010.$A$1"/>
          <table:named-range table:name="外部資料_70" table:cell-range-address="11010.$A$1:11010.$N$23" table:base-cell-address="11010.$A$1"/>
          <table:named-range table:name="外部資料_8" table:cell-range-address="11010.$A$1:11010.$N$23" table:base-cell-address="11010.$A$1"/>
          <table:named-range table:name="外部資料_9" table:cell-range-address="11010.$A$1:11010.$N$23" table:base-cell-address="110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11-24T02:48:00Z</meta:creation-date>
    <dc:date>2021-11-24T02:48:02Z</dc:date>
    <meta:print-date>2021-11-24T02:48:01Z</meta:print-date>
  </office:meta>
</office:document-meta>
</file>